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 svg:font-family="'Courier New'"/>
    <style:font-face style:name="StarSymbol" svg:font-family="StarSymbol"/>
    <style:font-face style:name="Symbol" svg:font-family="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style:text-underline-style="solid" style:text-underline-width="auto" style:text-underline-color="font-color"/>
    </style:style>
    <style:style style:name="P4" style:family="paragraph" style:parent-style-name="Standard" style:list-style-name="L3"/>
    <style:style style:name="P5" style:family="paragraph" style:parent-style-name="Standard" style:list-style-name="L4"/>
    <style:style style:name="P6" style:family="paragraph" style:parent-style-name="Text_20_body">
      <style:text-properties fo:font-weight="bold" style:font-weight-asian="bold" style:font-weight-complex="bold"/>
    </style:style>
    <style:style style:name="T1" style:family="text">
      <style:text-properties fo:font-size="12pt"/>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hapter 8 “Solving Environmental Problems II: Choosing Policy Instruments”</text:span></text:p>
      <text:p text:style-name="P3"/>
      <text:p text:style-name="P3">Command and Control vs. Market-Based Instruments</text:p>
      <text:list text:style-name="L1">
        <text:list-item>
          <text:p text:style-name="P1">True command and control – Specifies what the polluter must achieve and how to do it, e.g., banning a toxic substance. </text:p>
        </text:list-item>
        <text:list-item>
          <text:p text:style-name="P1">Mixed system I – Specifies what the polluter must do or use, but not what they must achieve, e.g., technology-based standards, such as BAT </text:p>
        </text:list-item>
        <text:list-item>
          <text:p text:style-name="P1">Mixed system II – Specifies what the polluter must achieve but not how to do it, e.g., permissible emission standards, such as parts per million, and total maximum daily loads or TMDLs. </text:p>
        </text:list-item>
        <text:list-item>
          <text:p text:style-name="P1">True market-based – Does not specify either what the polluter must achieve and how to do it, e.g., effluent tax. </text:p>
        </text:list-item>
        <text:list-item>
          <text:p text:style-name="P1">NOTE THAT ALL APPROACHES REQUIRE A PUBLIC SECTOR (GOVERNMENT) ROLE, BUT OF DIFFERENT TYPES AND DEGREES. </text:p>
        </text:list-item>
      </text:list>
      <text:p text:style-name="Standard"/>
      <text:p text:style-name="P3">Economic Instruments vs. Command and Control</text:p>
      <text:list text:style-name="L2">
        <text:list-item>
          <text:p text:style-name="P2">Command and control </text:p>
          <text:list>
            <text:list-item>
              <text:p text:style-name="P2">Incentive system is financial and rests on the penalty for non-compliance</text:p>
            </text:list-item>
            <text:list-item>
              <text:p text:style-name="P2">Considered inefficient (economically) statically, because it often applies uniform standards when relative costs of pollution control vary over sources, and also dynamically because once the standard is achieved or the technology is adopted, there is no incentive or reward to go further. </text:p>
            </text:list-item>
          </text:list>
        </text:list-item>
        <text:list-item>
          <text:p text:style-name="P2">Market-based instruments </text:p>
          <text:list>
            <text:list-item>
              <text:p text:style-name="P2">Flexibility inherent in market-based approaches helps minimize the cost of compliance </text:p>
            </text:list-item>
            <text:list-item>
              <text:p text:style-name="P2">See class discussion of the basic analytics of Market-based instruments (Box 8.1) </text:p>
            </text:list-item>
            <text:list-item>
              <text:p text:style-name="P2">Why is reducing the cost of compliance important? </text:p>
              <text:list>
                <text:list-item>
                  <text:p text:style-name="P2">Prevents wasting money for other valuable purposes </text:p>
                </text:list-item>
                <text:list-item>
                  <text:p text:style-name="P2">Avoids the buildup of resistance of polluters </text:p>
                </text:list-item>
                <text:list-item>
                  <text:p text:style-name="P2">Reduces likelihood of any drag on competitiveness </text:p>
                </text:list-item>
              </text:list>
            </text:list-item>
            <text:list-item>
              <text:p text:style-name="P2">Problems with environmental taxes </text:p>
              <text:list>
                <text:list-item>
                  <text:p text:style-name="P2">See class discussion of limitations, e.g.., information and administrative requirements </text:p>
                </text:list-item>
                <text:list-item>
                  <text:p text:style-name="P2">Uncertain environmental outcome unless costs and firm responses (e.g., elasticities of demand and input substitution) are well understood </text:p>
                </text:list-item>
                <text:list-item>
                  <text:p text:style-name="P2">If applied to output, the tax applies to each unit of output and generates opposition to the tax. </text:p>
                </text:list-item>
                <text:list-item>
                  <text:p text:style-name="P2">Taxes raise revenue, which can be an advantage, subsidizing other good things, or a disadvantage when governments raise too much revenue if the product demand is inelastic. </text:p>
                </text:list-item>
                <text:list-item>
                  <text:p text:style-name="P2">Need to focus tax on measures that introduce needed management changes and abatement equipment, not output levels. </text:p>
                </text:list-item>
              </text:list>
            </text:list-item>
            <text:list-item>
              <text:p text:style-name="P2">Why are tradeable permits systems more popular than environmental taxes? </text:p>
              <text:list>
                <text:list-item>
                  <text:p text:style-name="P2">Industry feels that there is less risk of the government abusing the tradeable permit system, e.g., raise more revenue </text:p>
                </text:list-item>
                <text:list-item>
                  <text:p text:style-name="P2">Polluter pays only for the permits he/she needs. </text:p>
                </text:list-item>
                <text:list-item>
                  <text:p text:style-name="P2">Businesses feel more in control of a permit system. </text:p>
                </text:list-item>
                <text:list-item>
                  <text:p text:style-name="P2"><text:soft-page-break/>Governments may also prefer permit systems because the standard may be more easily achieved. </text:p>
                </text:list-item>
                <text:list-item>
                  <text:p text:style-name="P2">However, structuring permit systems so that they cover the appropriate geographical area may be problematic and may be why we see so little inter-country trading of permits. </text:p>
                </text:list-item>
              </text:list>
            </text:list-item>
          </text:list>
        </text:list-item>
      </text:list>
      <text:p text:style-name="Standard"/>
      <text:p text:style-name="P3">Experience with Economic Instruments</text:p>
      <text:list text:style-name="L3">
        <text:list-item>
          <text:p text:style-name="P4">General increase in use of the number of economic instruments from 100 in 1987 in OECD countries to 169 in 1992, and many more now.</text:p>
        </text:list-item>
        <text:list-item>
          <text:p text:style-name="P4">Economic instruments tend not to substitute for but complement other instruments. Are you surprised? If not, why?</text:p>
        </text:list-item>
        <text:list-item>
          <text:p text:style-name="P4">Also a growing trend toward revenue neutrality in several forms. Are you surprised? If not, why?</text:p>
          <text:list>
            <text:list-item>
              <text:p text:style-name="P4">Taxing polluters and using revenues for labor tax reduction</text:p>
            </text:list-item>
            <text:list-item>
              <text:p text:style-name="P4">Taxing polluters and redistributing revenues to polluters in proportion to their output (but tax should be on emissions not output)</text:p>
            </text:list-item>
            <text:list-item>
              <text:p text:style-name="P4">Taxing polluters and using revenues to subsidize disposal and recycling, lubrication-oil taxes in Germany</text:p>
            </text:list-item>
          </text:list>
        </text:list-item>
        <text:list-item>
          <text:p text:style-name="P4">Is earmarking tax revenue for specific purposes ‘inefficient?’ Not necessarily if it helps voters see where their tax dollars are going.</text:p>
        </text:list-item>
        <text:list-item>
          <text:p text:style-name="P4">Some taxes may be income-regressive, but regulations may be as well and raise prices even more.</text:p>
        </text:list-item>
      </text:list>
      <text:p text:style-name="Standard"/>
      <text:p text:style-name="P3">How Relevant for Developing Countries?</text:p>
      <text:list text:style-name="L4">
        <text:list-item>
          <text:p text:style-name="P5">Much depends on having the experience, know-how and political support to effectively implement market-based approaches and developing countries may be short of all.</text:p>
        </text:list-item>
        <text:list-item>
          <text:p text:style-name="P5">Market-based instruments stand less chance of introduction where there is regulatory capture, i.e., where regulators adopt a lenient attitude to the industry perhaps in return for jobs or bribes from the industry.</text:p>
        </text:list-item>
        <text:list-item>
          <text:p text:style-name="P5">Some applications are emerging in fast developing countries, e.g., China, Korea, Malaysia, Taiwan, and Poland, although the charges and fees are too low or ineffectively implemented to significantly influence behavior in some cases. Ask yourself why these countries.</text:p>
        </text:list-item>
        <text:list-item>
          <text:p text:style-name="P5">Chilean tradeable water rights system consumptive and non-consumptive uses, permanent or eventual, continuous and discontinuous limited trades but apparently an effective market outlet for water demand and supply </text:p>
        </text:list-item>
      </text:list>
      <text:p text:style-name="Standard"/>
      <text:p text:style-name="P3">Conclusion</text:p>
      <text:p text:style-name="Standard">The language of economic instruments has now been widely disseminated and the arguments have been won, but grafting economic instruments onto existing legislation is very difficult. The greatest potential may lie in countries that do not have detailed environmental legislation, or where major environmental change is more likely to be adopt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StarSymbol" svg:font-family="StarSymbol"/>
    <style:font-face style:name="Symbol" svg:font-family="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3-09T10:47:38</meta:creation-date>
    <dc:date>2011-03-09T14:15:19</dc:date>
    <meta:editing-cycles>2</meta:editing-cycles>
    <meta:editing-duration>PT8M11S</meta:editing-duration>
    <meta:user-defined meta:name="Info 1"/>
    <meta:user-defined meta:name="Info 2"/>
    <meta:user-defined meta:name="Info 3"/>
    <meta:user-defined meta:name="Info 4"/>
    <meta:document-statistic meta:table-count="0" meta:image-count="0" meta:object-count="0" meta:page-count="2" meta:paragraph-count="46" meta:word-count="780" meta:character-count="5086"/>
  </office:meta>
</office:document-meta>
</file>